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bbcd" officeooo:paragraph-rsid="000bbbc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bbbcd" officeooo:paragraph-rsid="000bbbc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0ead68" officeooo:paragraph-rsid="000ead68"/>
    </style:style>
    <style:style style:name="P4" style:family="paragraph" style:parent-style-name="Standard">
      <style:text-properties officeooo:rsid="00104089" officeooo:paragraph-rsid="00104089"/>
    </style:style>
    <style:style style:name="P5" style:family="paragraph" style:parent-style-name="Standard">
      <style:text-properties officeooo:rsid="001511e7" officeooo:paragraph-rsid="001511e7"/>
    </style:style>
    <style:style style:name="P6" style:family="paragraph" style:parent-style-name="Standard" style:list-style-name="L1">
      <style:text-properties fo:font-size="14pt" fo:font-weight="bold" officeooo:rsid="000bbbcd" officeooo:paragraph-rsid="000bbbcd" style:font-weight-asian="bold" style:font-weight-complex="bold"/>
    </style:style>
    <style:style style:name="P7" style:family="paragraph" style:parent-style-name="Standard" style:list-style-name="L1">
      <style:text-properties officeooo:rsid="000bbbcd" officeooo:paragraph-rsid="000bbbcd"/>
    </style:style>
    <style:style style:name="P8" style:family="paragraph" style:parent-style-name="Standard" style:list-style-name="L1">
      <style:text-properties officeooo:rsid="000c1273" officeooo:paragraph-rsid="000c1273"/>
    </style:style>
    <style:style style:name="P9" style:family="paragraph" style:parent-style-name="Standard" style:list-style-name="L1">
      <style:text-properties officeooo:rsid="000d76ce" officeooo:paragraph-rsid="000d76ce"/>
    </style:style>
    <style:style style:name="P10" style:family="paragraph" style:parent-style-name="Standard" style:list-style-name="L1">
      <style:text-properties officeooo:rsid="000ead68" officeooo:paragraph-rsid="000ead68"/>
    </style:style>
    <style:style style:name="P11" style:family="paragraph" style:parent-style-name="Standard" style:list-style-name="L1">
      <style:text-properties officeooo:rsid="000ead68" officeooo:paragraph-rsid="00101535"/>
    </style:style>
    <style:style style:name="P12" style:family="paragraph" style:parent-style-name="Standard" style:list-style-name="L1">
      <style:text-properties officeooo:rsid="00101535" officeooo:paragraph-rsid="00101535"/>
    </style:style>
    <style:style style:name="P13" style:family="paragraph" style:parent-style-name="Standard" style:list-style-name="L1">
      <style:text-properties officeooo:rsid="00101535" officeooo:paragraph-rsid="00104089"/>
    </style:style>
    <style:style style:name="P14" style:family="paragraph" style:parent-style-name="Standard" style:list-style-name="L1">
      <style:text-properties officeooo:rsid="00114e0f" officeooo:paragraph-rsid="00114e0f"/>
    </style:style>
    <style:style style:name="P15" style:family="paragraph" style:parent-style-name="Standard" style:list-style-name="L1">
      <style:text-properties officeooo:rsid="0011c9da" officeooo:paragraph-rsid="0011c9da"/>
    </style:style>
    <style:style style:name="P16" style:family="paragraph" style:parent-style-name="Standard" style:list-style-name="L1">
      <style:text-properties fo:font-style="normal" fo:font-weight="bold" officeooo:rsid="0011c9da" officeooo:paragraph-rsid="0011c9da" style:font-style-asian="normal" style:font-weight-asian="bold" style:font-style-complex="normal" style:font-weight-complex="bold"/>
    </style:style>
    <style:style style:name="P17" style:family="paragraph" style:parent-style-name="Standard" style:list-style-name="L1">
      <style:text-properties fo:font-weight="bold" officeooo:rsid="0011c9da" officeooo:paragraph-rsid="0011c9da" style:font-weight-asian="bold" style:font-weight-complex="bold"/>
    </style:style>
    <style:style style:name="P18" style:family="paragraph" style:parent-style-name="Standard" style:list-style-name="L1">
      <style:text-properties officeooo:rsid="001511e7" officeooo:paragraph-rsid="001511e7"/>
    </style:style>
    <style:style style:name="P19" style:family="paragraph" style:parent-style-name="Standard" style:list-style-name="L1">
      <style:text-properties officeooo:rsid="001511e7" officeooo:paragraph-rsid="0015e35b"/>
    </style:style>
    <style:style style:name="P20" style:family="paragraph" style:parent-style-name="Standard" style:list-style-name="L1">
      <style:text-properties officeooo:rsid="0015e35b" officeooo:paragraph-rsid="0015e35b"/>
    </style:style>
    <style:style style:name="P21" style:family="paragraph" style:parent-style-name="Standard" style:list-style-name="L1">
      <style:text-properties officeooo:rsid="0017f9cd" officeooo:paragraph-rsid="0017f9cd"/>
    </style:style>
    <style:style style:name="P22" style:family="paragraph" style:parent-style-name="Standard" style:list-style-name="L1">
      <style:text-properties officeooo:rsid="0019087a" officeooo:paragraph-rsid="0019087a"/>
    </style:style>
    <style:style style:name="P23" style:family="paragraph" style:parent-style-name="Standard" style:list-style-name="L1">
      <style:paragraph-properties fo:break-before="page"/>
      <style:text-properties fo:font-size="14pt" fo:font-weight="bold" officeooo:rsid="000ead68" officeooo:paragraph-rsid="000ead68" style:font-weight-asian="bold" style:font-weight-complex="bold"/>
    </style:style>
    <style:style style:name="P24" style:family="paragraph" style:parent-style-name="Standard" style:list-style-name="L1">
      <style:paragraph-properties fo:break-before="page"/>
      <style:text-properties fo:font-size="14pt" fo:font-weight="bold" officeooo:rsid="00104089" officeooo:paragraph-rsid="00104089" style:font-weight-asian="bold" style:font-weight-complex="bold"/>
    </style:style>
    <style:style style:name="P25" style:family="paragraph" style:parent-style-name="Standard" style:list-style-name="L1">
      <style:paragraph-properties fo:break-before="page"/>
      <style:text-properties officeooo:rsid="0015e35b" officeooo:paragraph-rsid="0015e3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1535" style:font-style-asian="italic" style:font-style-complex="italic"/>
    </style:style>
    <style:style style:name="T3" style:family="text">
      <style:text-properties officeooo:rsid="00101535"/>
    </style:style>
    <style:style style:name="T4" style:family="text">
      <style:text-properties style:text-position="super 58%"/>
    </style:style>
    <style:style style:name="T5" style:family="text">
      <style:text-properties officeooo:rsid="00104089"/>
    </style:style>
    <style:style style:name="T6" style:family="text">
      <style:text-properties officeooo:rsid="001511e7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lle est la source de notre connaissance ?</text:p>
      <text:p text:style-name="P1"/>
      <text:p text:style-name="P1">3 thèses : l’empirisme, le rationalisme, et le réalisme modéré </text:p>
      <text:p text:style-name="P1"/>
      <text:list xml:id="list6696659763084106832" text:style-name="L1">
        <text:list-item>
          <text:p text:style-name="P6">L’empirisme </text:p>
          <text:list>
            <text:list-item>
              <text:p text:style-name="P7">Notre connaissance provient exclusivement de l’expérience. </text:p>
              <text:p text:style-name="P7">Cela inclut les sens et l’apprentissage </text:p>
              <text:list>
                <text:list-item>
                  <text:p text:style-name="P7">Locke : « L’expérience est le fondement de toutes connaissances, c’est de là que nos idées tirent leur première origine. » </text:p>
                </text:list-item>
                <text:list-item>
                  <text:p text:style-name="P7">Quelques thèses importantes : </text:p>
                  <text:list>
                    <text:list-item>
                      <text:p text:style-name="P7">Il n’y a pas d’idées innées, ni de concepts abstraits </text:p>
                    </text:list-item>
                    <text:list-item>
                      <text:p text:style-name="P8">La connaissance se réduit à des impressions sensibles et à des idées qui sont des copies affaiblies de ces impressions, c’est-à-dire des images </text:p>
                    </text:list-item>
                    <text:list-item>
                      <text:p text:style-name="P8">Les relations entre idées se réduisent à des associations </text:p>
                    </text:list-item>
                    <text:list-item>
                      <text:p text:style-name="P8">Les principes premiers, et en particulier le principe de causalité, sont des associations d’idées devenues habituelles </text:p>
                    </text:list-item>
                  </text:list>
                </text:list-item>
                <text:list-item>
                  <text:p text:style-name="P8">Idées de Hume :</text:p>
                  <text:list>
                    <text:list-item>
                      <text:p text:style-name="P8">Toutes les idées, même les plus abstraites, se ramènent à des perceptions externes ou des perceptions internes </text:p>
                    </text:list-item>
                    <text:list-item>
                      <text:p text:style-name="P8">Si un organe de perception ne fonctionne pas, on n’a pas l’idée qui correspond </text:p>
                      <text:list>
                        <text:list-item>
                          <text:p text:style-name="P8">Un aveugle n’a aucune notion des couleurs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Berkeley, <text:span text:style-name="T1">Principes de la connaissance humaine</text:span>, Introduction</text:p>
              <text:list>
                <text:list-item>
                  <text:p text:style-name="P9">L’abstraction, c’est toujours une forme de séparation</text:p>
                </text:list-item>
                <text:list-item>
                  <text:p text:style-name="P9">2 types d’abstraction :</text:p>
                  <text:list>
                    <text:list-item>
                      <text:p text:style-name="P9">Se représenter différentes parties d’un être </text:p>
                      <text:list>
                        <text:list-item>
                          <text:p text:style-name="P9">On peut imaginer un œil séparément de l’homme </text:p>
                        </text:list-item>
                      </text:list>
                    </text:list-item>
                    <text:list-item>
                      <text:p text:style-name="P9">Se représenter un être indépendamment de ses caractéristiques </text:p>
                      <text:list>
                        <text:list-item>
                          <text:p text:style-name="P9">On ne peut pas se représenter un homme en général, dès qu’on imagine un homme, on imagine un homme concret, avec des caractéristiques </text:p>
                        </text:list-item>
                        <text:list-item>
                          <text:p text:style-name="P9">« Il m’est également impossible de former l’idée abstraite de mouvement, distinct du corps en mouvement »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Hume : Critique du principe de causalité </text:p>
              <text:list>
                <text:list-item>
                  <text:p text:style-name="P9">On ne voit jamais la causalité, on voit toujours une succession de phénomènes </text:p>
                  <text:list>
                    <text:list-item>
                      <text:p text:style-name="P9">On observe que B suit toujours A, et on en fait alors un lien de nécessité </text:p>
                    </text:list-item>
                  </text:list>
                </text:list-item>
                <text:list-item>
                  <text:p text:style-name="P10">L’empirisme ne permet pas de rendre compte de manière satisfaisante de la science, de la nécessité des lois de la nature </text:p>
                </text:list-item>
              </text:list>
            </text:list-item>
          </text:list>
          <text:p text:style-name="P10"/>
        </text:list-item>
      </text:list>
      <text:p text:style-name="P3"/>
      <text:list xml:id="list152422698415582" text:continue-numbering="true" text:style-name="L1">
        <text:list-item>
          <text:p text:style-name="P23">Le rationalisme (notamment le rationalisme cartésien)</text:p>
          <text:list>
            <text:list-item>
              <text:p text:style-name="P10">Notre connaissance vient principalement de la raison </text:p>
            </text:list-item>
            <text:list-item>
              <text:p text:style-name="P11">Descartes, <text:span text:style-name="T2">Méditations métaphysiques</text:span><text:span text:style-name="T3"> </text:span></text:p>
            </text:list-item>
            <text:list-item>
              <text:p text:style-name="P11">Le rationalisme s’exprime de deux manières :</text:p>
              <text:list>
                <text:list-item>
                  <text:p text:style-name="P10">La mathématique universelle </text:p>
                  <text:list>
                    <text:list-item>
                      <text:p text:style-name="P10">Il faut appliquer la méthode mathématique à toute la connaissance </text:p>
                      <text:p text:style-name="P10">= Procéder par intuition puis par déduction</text:p>
                    </text:list-item>
                  </text:list>
                </text:list-item>
                <text:list-item>
                  <text:p text:style-name="P10">La théorie des idées innées </text:p>
                  <text:p text:style-name="P10">3 idées</text:p>
                  <text:list>
                    <text:list-item>
                      <text:p text:style-name="P10">Les idées innées </text:p>
                      <text:list>
                        <text:list-item>
                          <text:p text:style-name="P10">Les concepts que l’on se fait </text:p>
                          <text:list>
                            <text:list-item>
                              <text:p text:style-name="P10">Le concept de géométrie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Les idées <text:span text:style-name="T1">ad ventis</text:span> </text:p>
                      <text:list>
                        <text:list-item>
                          <text:p text:style-name="P10">Les idées qui viennent du dehors, mais qui ne correspondent pas à ce qu’elles sont vraiment </text:p>
                          <text:list>
                            <text:list-item>
                              <text:p text:style-name="P10">La douleur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Les idées factices </text:p>
                      <text:list>
                        <text:list-item>
                          <text:p text:style-name="P10">Les idées que l’on invente </text:p>
                          <text:list>
                            <text:list-item>
                              <text:p text:style-name="P10">Différence avec les idées innées : </text:p>
                              <text:list>
                                <text:list-header>
                                  <text:p text:style-name="P10">L’imagination ne suit pas les même règles que la logique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Le triangle est une idée innée</text:p>
              <text:list>
                <text:list-item>
                  <text:p text:style-name="P12">Peut-être peut-on imaginer le triangle car on en a vu ? </text:p>
                </text:list-item>
                <text:list-item>
                  <text:p text:style-name="P12">Non, car on peut imaginer un tas de figures géométriques qu’on n’a jamais vu</text:p>
                </text:list-item>
              </text:list>
            </text:list-item>
            <text:list-item>
              <text:p text:style-name="P12">La méditation 6<text:span text:style-name="T4">e</text:span> veut montrer que l’idée ne peut pas se réduire à une image, <text:span text:style-name="T5">contrairement à ce que dit Berkeley </text:span><text:s/></text:p>
              <text:list>
                <text:list-item>
                  <text:p text:style-name="P13">Distinction : Imaginer et <text:span text:style-name="T5">visualiser</text:span></text:p>
                  <text:list>
                    <text:list-item>
                      <text:p text:style-name="P13">Quand on imagine un triangle, on <text:span text:style-name="T5">visualise</text:span> une figure à 3 côtés </text:p>
                    </text:list-item>
                    <text:list-item>
                      <text:p text:style-name="P13"><text:span text:style-name="T5">O</text:span>n <text:span text:style-name="T5">peut savoir</text:span> <text:span text:style-name="T5">qu’</text:span>un chiliogone <text:span text:style-name="T5">est un </text:span>po<text:span text:style-name="T5">lygone à 1000 côtés, mais c’est impossible d’imaginer distinctement les 1000 côtés </text:span></text:p>
                    </text:list-item>
                  </text:list>
                </text:list-item>
              </text:list>
            </text:list-item>
          </text:list>
          <text:p text:style-name="P13"/>
        </text:list-item>
      </text:list>
      <text:p text:style-name="P4"/>
      <text:list xml:id="list152422288521127" text:continue-numbering="true" text:style-name="L1">
        <text:list-item>
          <text:p text:style-name="P24">Le réalisme modéré </text:p>
          <text:list>
            <text:list-item>
              <text:p text:style-name="P14">Thomas d’Aquin, <text:span text:style-name="T1">Somme théologique</text:span>, Première partie, Question 85, Solution 1</text:p>
            </text:list-item>
            <text:list-item>
              <text:p text:style-name="P14">Deux <text:span text:style-name="T6">modes</text:span> d’abstraction :</text:p>
              <text:list>
                <text:list-item>
                  <text:p text:style-name="P14">Considération simple </text:p>
                </text:list-item>
                <text:list-item>
                  <text:p text:style-name="P14">Composition / division </text:p>
                </text:list-item>
              </text:list>
            </text:list-item>
            <text:list-item>
              <text:p text:style-name="P14">L’erreur peut intervenir dans le 2<text:span text:style-name="T4">e</text:span> mode, mais pas le premier </text:p>
              <text:list>
                <text:list-item>
                  <text:p text:style-name="P15">La composition est l’affirmation, la division est la négation </text:p>
                  <text:list>
                    <text:list-item>
                      <text:p text:style-name="P15">On ne peut pas dire qu’une poire verte n’est pas verte, car ce serait faux </text:p>
                    </text:list-item>
                  </text:list>
                </text:list-item>
                <text:list-item>
                  <text:p text:style-name="P16">Composition / division → jugement </text:p>
                </text:list-item>
              </text:list>
            </text:list-item>
            <text:list-item>
              <text:p text:style-name="P15">L’erreur n’intervient pas dans le premier mode : </text:p>
              <text:list>
                <text:list-item>
                  <text:p text:style-name="P15">Dans la considération simple, je n’affirme rien et je ne nie rien non plus </text:p>
                </text:list-item>
                <text:list-item>
                  <text:p text:style-name="P15">J’envisage une chose sans tenir compte du reste </text:p>
                  <text:list>
                    <text:list-item>
                      <text:p text:style-name="P15">On peut envisager la couleur sans envisager le corps portant celle-ci </text:p>
                    </text:list-item>
                  </text:list>
                </text:list-item>
                <text:list-item>
                  <text:p text:style-name="P15">Thomas d’Aquin dit donc qu’on peut considérer l’individu en général sans considérer ses particularités </text:p>
                </text:list-item>
                <text:list-item>
                  <text:p text:style-name="P17">Considération simple → définition</text:p>
                </text:list-item>
              </text:list>
            </text:list-item>
            <text:list-item>
              <text:p text:style-name="P15">Mais une définition pourra être dite fausse de deux manières : </text:p>
              <text:list>
                <text:list-item>
                  <text:p text:style-name="P15">Si on applique une mauvaise définition au défini </text:p>
                  <text:list>
                    <text:list-item>
                      <text:p text:style-name="P15">Tabouret = chaise avec un dossier</text:p>
                      <text:p text:style-name="P15"><text:s text:c="3"/>Défini <text:tab/> <text:s/>Définition</text:p>
                    </text:list-item>
                  </text:list>
                </text:list-item>
                <text:list-item>
                  <text:p text:style-name="P15">Lorsque dans la définition intervient une composition / division fausse </text:p>
                  <text:list>
                    <text:list-item>
                      <text:p text:style-name="P15">Dire qu’une éponge est un animal insensible est faux, car tout animal est sensible </text:p>
                    </text:list-item>
                  </text:list>
                </text:list-item>
              </text:list>
            </text:list-item>
            <text:list-item>
              <text:p text:style-name="P15">Exemples de Thomas d’Aquin :</text:p>
              <text:list>
                <text:list-item>
                  <text:p text:style-name="P15">« une pierre, un homme, un cheval »</text:p>
                </text:list-item>
                <text:list-item>
                  <text:p text:style-name="P15">Si je défini la pierre, je n’ai pas besoin de définir sa taille </text:p>
                  <text:p text:style-name="P15">Si je défini l’homme, je n’ai pas besoin de définir son sexe, son âge, etc... </text:p>
                </text:list-item>
              </text:list>
            </text:list-item>
            <text:list-item>
              <text:p text:style-name="P15">L’espèce intelligible, c’est le concept </text:p>
              <text:list>
                <text:list-item>
                  <text:p text:style-name="P15">Le concept s’oppose à l’image </text:p>
                </text:list-item>
                <text:list-item>
                  <text:p text:style-name="P15">Comme le concept est une idée abstraite, on peut l’appliquer à tous les individus de ce concept </text:p>
                </text:list-item>
              </text:list>
              <text:p text:style-name="P15">→ Opposition à l’empirisme </text:p>
            </text:list-item>
            <text:list-item>
              <text:p text:style-name="P18">En fait trois mode d’abstraction : </text:p>
              <text:list>
                <text:list-item>
                  <text:p text:style-name="P18">La définition, le jugement, </text:p>
                  <text:p text:style-name="P18">et <text:span text:style-name="T7">le raisonnement</text:span> </text:p>
                </text:list-item>
              </text:list>
              <text:p text:style-name="P18"/>
            </text:list-item>
          </text:list>
        </text:list-item>
      </text:list>
      <text:p text:style-name="P5"/>
      <text:list xml:id="list152422023856744" text:continue-numbering="true" text:style-name="L1">
        <text:list-header>
          <text:p text:style-name="P25">(Toujours le réalisme modéré) </text:p>
          <text:list text:continue-numbering="true">
            <text:list-item>
              <text:p text:style-name="P19">L’universalité du concept, c’est un concept qui est apte à être prédiqué d’une infinité de singuliers </text:p>
            </text:list-item>
            <text:list-item>
              <text:p text:style-name="P18">Différence avec l’empirisme :</text:p>
              <text:list>
                <text:list-item>
                  <text:p text:style-name="P18">La connaissance commence bien par l’expérience, mais il y a des idées générales et non pas simplement des images individuelles </text:p>
                </text:list-item>
              </text:list>
            </text:list-item>
            <text:list-item>
              <text:p text:style-name="P18">Thomas d’Aquin distingue 3 manières de définir, d’abstraire l’universel du singulier </text:p>
              <text:list>
                <text:list-item>
                  <text:p text:style-name="P18">Dans la considération simple : </text:p>
                  <text:list>
                    <text:list-item>
                      <text:p text:style-name="P20">L’abstraction naturelle </text:p>
                      <text:list>
                        <text:list-header>
                          <text:p text:style-name="P20">Réalités matérielles → définies avec matière </text:p>
                          <text:list>
                            <text:list-header>
                              <text:p text:style-name="P20">Ex : le camus (= nez courbé) </text:p>
                            </text:list-header>
                          </text:list>
                        </text:list-header>
                      </text:list>
                    </text:list-item>
                    <text:list-item>
                      <text:p text:style-name="P20">L’abstraction mathématique ou géométrique </text:p>
                      <text:list>
                        <text:list-header>
                          <text:p text:style-name="P20">Réalités matérielles → définies sans matière </text:p>
                          <text:list>
                            <text:list-header>
                              <text:p text:style-name="P20">Ex : le courbe </text:p>
                            </text:list-header>
                          </text:list>
                        </text:list-header>
                      </text:list>
                    </text:list-item>
                    <text:list-item>
                      <text:p text:style-name="P20">L’abstraction métaphysique </text:p>
                      <text:list>
                        <text:list-header>
                          <text:p text:style-name="P20">Réalités qui existent ou non dans la matière, mais qui se définissent sans matière </text:p>
                          <text:list>
                            <text:list-item>
                              <text:p text:style-name="P20">Réalités immatérielles </text:p>
                              <text:list>
                                <text:list-header>
                                  <text:p text:style-name="P20">(Dieu, les anges) </text:p>
                                </text:list-header>
                              </text:list>
                            </text:list-item>
                            <text:list-item>
                              <text:p text:style-name="P20">Réalités qui peuvent exister ou non dans la matière </text:p>
                              <text:list>
                                <text:list-header>
                                  <text:p text:style-name="P20">(la substance, la puissance, l’acte, l’être) </text:p>
                                  <text:list>
                                    <text:list-header>
                                      <text:p text:style-name="P21">Substance = ce qui existe en soi, ce qui n’est ni dit d’un sujet, ni dans un sujet </text:p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  <text:p text:style-name="P20">C’est une abstraction qui est au-delà de la physique </text:p>
                        </text:list-header>
                      </text:list>
                    </text:list-item>
                  </text:list>
                </text:list-item>
                <text:list-item>
                  <text:p text:style-name="P22">Plus on monte en généralité, moins la définition sera concrète </text:p>
                  <text:list>
                    <text:list-item>
                      <text:p text:style-name="P22">Un bâton : </text:p>
                      <text:list>
                        <text:list-item>
                          <text:p text:style-name="P22">C’est le morceau d’un arbre </text:p>
                        </text:list-item>
                        <text:list-item>
                          <text:p text:style-name="P22">C’est un objet droit </text:p>
                        </text:list-item>
                        <text:list-item>
                          <text:p text:style-name="P22">C’est une substance </text:p>
                        </text:list-item>
                      </text:list>
                    </text:list-item>
                  </text:list>
                </text:list-item>
                <text:list-item>
                  <text:p text:style-name="P22">Objection : Certaines figures géométriques ne sont pas conçues par chiliogone </text:p>
                </text:list-item>
                <text:list-item>
                  <text:p text:style-name="P22">Réponse : Peut-être que les figures primitives (segment, courbe) sont obtenues par abstraction </text:p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42:31.720000000</meta:creation-date>
    <dc:date>2019-04-19T15:24:21.103000000</dc:date>
    <meta:editing-duration>PT38M39S</meta:editing-duration>
    <meta:editing-cycles>6</meta:editing-cycles>
    <meta:generator>LibreOffice/5.1.6.2$Windows_x86 LibreOffice_project/07ac168c60a517dba0f0d7bc7540f5afa45f0909</meta:generator>
    <meta:document-statistic meta:table-count="0" meta:image-count="0" meta:object-count="0" meta:page-count="4" meta:paragraph-count="115" meta:word-count="1061" meta:character-count="6023" meta:non-whitespace-character-count="5088"/>
  </office:meta>
</office:document-meta>
</file>